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628e9"/>
    </style:style>
    <style:style style:name="P2" style:family="paragraph" style:parent-style-name="Text_20_body">
      <style:text-properties officeooo:rsid="001628e9" officeooo:paragraph-rsid="001628e9"/>
    </style:style>
    <style:style style:name="P3" style:family="paragraph" style:parent-style-name="Text_20_body">
      <style:text-properties fo:font-style="normal" officeooo:rsid="001628e9" officeooo:paragraph-rsid="001628e9" style:font-style-asian="normal" style:font-style-complex="normal"/>
    </style:style>
    <style:style style:name="P4" style:family="paragraph" style:parent-style-name="Text_20_body">
      <style:text-properties officeooo:rsid="00189c2f" officeooo:paragraph-rsid="00189c2f"/>
    </style:style>
    <style:style style:name="P5" style:family="paragraph" style:parent-style-name="Text_20_body">
      <style:text-properties officeooo:paragraph-rsid="00189c2f"/>
    </style:style>
    <style:style style:name="P6" style:family="paragraph" style:parent-style-name="Title">
      <style:text-properties officeooo:rsid="001628e9" officeooo:paragraph-rsid="001628e9"/>
    </style:style>
    <style:style style:name="P7" style:family="paragraph" style:parent-style-name="Subtitle">
      <style:text-properties fo:font-style="italic" officeooo:rsid="001628e9" officeooo:paragraph-rsid="001628e9" style:font-style-asian="italic" style:font-style-complex="italic"/>
    </style:style>
    <style:style style:name="P8" style:family="paragraph" style:parent-style-name="Heading_20_2">
      <style:text-properties officeooo:rsid="001628e9" officeooo:paragraph-rsid="001628e9"/>
    </style:style>
    <style:style style:name="P9" style:family="paragraph" style:parent-style-name="Heading_20_2">
      <style:text-properties officeooo:rsid="00189c2f" officeooo:paragraph-rsid="00189c2f"/>
    </style:style>
    <style:style style:name="P10" style:family="paragraph" style:parent-style-name="Heading_20_2">
      <style:text-properties officeooo:rsid="0019a395" officeooo:paragraph-rsid="0019a395"/>
    </style:style>
    <style:style style:name="P11" style:family="paragraph" style:parent-style-name="Text_20_body" style:list-style-name="L1">
      <style:text-properties officeooo:rsid="001628e9" officeooo:paragraph-rsid="001628e9"/>
    </style:style>
    <style:style style:name="P12" style:family="paragraph" style:parent-style-name="Text_20_body" style:list-style-name="L1">
      <style:text-properties officeooo:rsid="00189c2f" officeooo:paragraph-rsid="00189c2f"/>
    </style:style>
    <style:style style:name="P13" style:family="paragraph" style:parent-style-name="Text_20_body">
      <style:text-properties officeooo:paragraph-rsid="0019a395"/>
    </style:style>
    <style:style style:name="P14" style:family="paragraph" style:parent-style-name="Text_20_body" style:list-style-name="L2">
      <style:text-properties officeooo:paragraph-rsid="0019a395"/>
    </style:style>
    <style:style style:name="T1" style:family="text">
      <style:text-properties officeooo:rsid="001628e9"/>
    </style:style>
    <style:style style:name="T2" style:family="text">
      <style:text-properties fo:font-style="italic" officeooo:rsid="001628e9" style:font-style-asian="italic" style:font-style-complex="italic"/>
    </style:style>
    <style:style style:name="T3" style:family="text">
      <style:text-properties fo:font-style="normal" officeooo:rsid="001628e9" style:font-style-asian="normal" style:font-style-complex="normal"/>
    </style:style>
    <style:style style:name="T4" style:family="text">
      <style:text-properties officeooo:rsid="00189c2f"/>
    </style:style>
    <style:style style:name="T5" style:family="text">
      <style:text-properties officeooo:rsid="0019a395"/>
    </style:style>
    <style:style style:name="T6" style:family="text">
      <style:text-properties style:text-underline-style="solid" style:text-underline-width="auto" style:text-underline-color="font-color"/>
    </style:style>
    <style:style style:name="T7"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emoria Práctica 10</text:p>
      <text:p text:style-name="P7">Francisco Vázquez Escobar. 20/21</text:p>
      <text:h text:style-name="P8" text:outline-level="2">1. Introducción:</text:h>
      <text:p text:style-name="P2"><text:tab/></text:p>
      <text:p text:style-name="P1"><text:span text:style-name="T1"><text:tab/>Esta práctica está hecha sobre la práctica 4 , que trataba de una pequeña página web que funcionaba como BD de películas. Le hemos añadido un apartado llamado </text:span><text:span text:style-name="T2">Encuentra tu videoclub </text:span><text:span text:style-name="T3"><text:s/>en el que se abre un mapa y podemos ver qué videoclubs tenemos cerca.</text:span></text:p>
      <text:p text:style-name="P3"><text:tab/></text:p>
      <text:p text:style-name="P3"><text:tab/>La práctica estaba hecha en flask, adjuntamos en esta memoria en forma de bibliografía el respositorio en el que nos hemos basado para hacerlo. En mis siguientes prácticas no tenía nada de estilos de css ni js, sólo el boostrap que lo hacía solo, asi que me sentia mas cómodo en esta biblioteca que pasa directamente de python a los templates de html.</text:p>
      <text:p text:style-name="P3"/>
      <text:h text:style-name="P8" text:outline-level="2">2. Índice de puntos modificados:</text:h>
      <text:p text:style-name="Text_20_body"/>
      <text:p text:style-name="P1"><text:tab/><text:span text:style-name="T1">Dentro del propio código vienen comentados los archivos donde hemos tocado en esta práctica, lo resumimos aquí para que se acceda fácilmente. Suponemos p10 como la carpeta raíz.</text:span></text:p>
      <text:p text:style-name="P1"/>
      <text:list xml:id="list1256157524" text:style-name="L1">
        <text:list-item>
          <text:p text:style-name="P11">app/app.py: lineas [20-32] añadidas, mas los import de googlemaps y map y pasarle la clave API que hemos pedido a Google [linea 11]. </text:p>
        </text:list-item>
        <text:list-item>
          <text:p text:style-name="P12">app/templates/mapview.html: el html que nos muestra la vista del mapa, este archivo es nuevo entero de esta práctica y simplemente sirve para mostrar por pantalla el mapa creado en la función de app.py</text:p>
        </text:list-item>
        <text:list-item>
          <text:p text:style-name="P12">requeriments.txt: hemos añadido flask-googlemaps a las utilidades que se instalan con pip. Solamente poniendo eso da error en cargar regex (de la máquina virtual) al no tener gcc instalado directamente. Se arregla escribiendo RUN apk add build-base en el Dockerfile</text:p>
        </text:list-item>
        <text:list-item>
          <text:p text:style-name="P12">Dockerfile. Solo la linea ya explicada que hemos añadido.</text:p>
        </text:list-item>
      </text:list>
      <text:p text:style-name="P4"/>
      <text:h text:style-name="P9" text:outline-level="2">3. Conclusión:</text:h>
      <text:p text:style-name="P5"><text:tab/><text:span text:style-name="T4">No ha sido una práctica muy larga, nos ha parecido bonita la utilidad del maps al ser muy visual y ha estado entretenida de hacer.</text:span></text:p>
      <text:p text:style-name="P5"/>
      <text:h text:style-name="P10" text:outline-level="2"><text:soft-page-break/>4. Bibliografía:</text:h>
      <text:p text:style-name="P13"><text:tab/><text:span text:style-name="T5">Toda la información además del guión la hemos obtenido de este enlace, de hecho hemos intentado simplemente seguirlo y hacerlo igual.</text:span></text:p>
      <text:list xml:id="list4225901784" text:style-name="L2">
        <text:list-item>
          <text:p text:style-name="P14">https://pypi.org/project/flask-googlemap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9T18:52:42.154000000</meta:creation-date>
    <dc:date>2021-01-31T17:51:13.836000000</dc:date>
    <meta:editing-duration>PT18M48S</meta:editing-duration>
    <meta:editing-cycles>3</meta:editing-cycles>
    <meta:generator>LibreOffice/6.4.2.2$Windows_X86_64 LibreOffice_project/4e471d8c02c9c90f512f7f9ead8875b57fcb1ec3</meta:generator>
    <meta:document-statistic meta:table-count="0" meta:image-count="0" meta:object-count="0" meta:page-count="2" meta:paragraph-count="18" meta:word-count="311" meta:character-count="1882" meta:non-whitespace-character-count="1583"/>
  </office:meta>
</office:document-meta>
</file>